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color="#000080"/>
    </style:style>
    <style:style style:name="T2" style:family="text">
      <style:text-properties fo:color="#008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alloween <text:span text:style-name="T1">Treats</text:span> Worldwide (HTW) is planned to be an online-shop where <text:span text:style-name="T1">people</text:span> can buy <text:span text:style-name="T2">original</text:span> Halloween <text:span text:style-name="T1">Treats</text:span>. The product <text:span text:style-name="T1">manager</text:span> has asked you to design and develop the <text:span text:style-name="T1">platform</text:span> for their business.</text:p>
      <text:p text:style-name="Text_20_body"><text:span text:style-name="T1">Users</text:span> of the <text:span text:style-name="T1">site</text:span> need to be able to search the <text:span text:style-name="T1">treats</text:span> <text:span text:style-name="T1">offers</text:span> - <text:span text:style-name="T2">mostly</text:span> <text:span text:style-name="T1">pumpkins</text:span>, but also all other kinds of Halloween <text:span text:style-name="T1">treats</text:span>. For <text:span text:style-name="T1">Pumpkins</text:span>, they need to find information on the type of <text:span text:style-name="T1">Pumpkin</text:span>, it's <text:span text:style-name="T2">size</text:span> and <text:span text:style-name="T2">weight</text:span>, and of course it's <text:span text:style-name="T2">price</text:span> and wether <text:span text:style-name="T2">it</text:span> <text:span text:style-name="T2">has</text:span> <text:span text:style-name="T2">been</text:span> <text:span text:style-name="T2">carved</text:span> <text:span text:style-name="T2">already</text:span>.</text:p>
      <text:p text:style-name="Text_20_body"><text:span text:style-name="T1">Users</text:span> should be able to buy a <text:span text:style-name="T1">pumpkin</text:span> online and have it delivered to an <text:span text:style-name="T1">address</text:span> of their choice. They can pay via various payment methods, at least <text:span text:style-name="T1">money</text:span> transfer, <text:span text:style-name="T1">credit</text:span> <text:span text:style-name="T1">card</text:span> and a <text:span text:style-name="T2">popular</text:span> online <text:span text:style-name="T1">payment</text:span> <text:span text:style-name="T1">service</text:span> called <text:span text:style-name="T1">money</text:span> <text:span text:style-name="T1">pal</text:span>.</text:p>
      <text:p text:style-name="Text_20_body">As this is an <text:span text:style-name="T2">international</text:span> <text:span text:style-name="T1">service</text:span>, <text:span text:style-name="T1">treat</text:span>/<text:span text:style-name="T1">product</text:span> descriptions should be available in various <text:span text:style-name="T1">languages</text:span>, for the <text:span text:style-name="T2">first</text:span> <text:span text:style-name="T1">phase</text:span> english and german should be made <text:span text:style-name="T2">available</text:span>.</text:p>
      <text:p text:style-name="Text_20_body"><text:span text:style-name="T1">Users</text:span> should also be <text:span text:style-name="T2">able</text:span> to rate the <text:span text:style-name="T1">treats</text:span> and post <text:span text:style-name="T1">reviews</text:span> and <text:span text:style-name="T1">fotos</text:span>. <text:span text:style-name="T1">Administrators</text:span> can edit and delete those <text:span text:style-name="T1">reviews</text:span> as <text:span text:style-name="T2">needed</text:span>.</text:p>
      <text:p text:style-name="Text_20_body"><text:span text:style-name="T1">Administrators</text:span> are also <text:span text:style-name="T2">responsible</text:span> for maintaining the <text:span text:style-name="T1">information</text:span> about <text:span text:style-name="T2">available</text:span> <text:span text:style-name="T1">products</text:span>/<text:span text:style-name="T1">treats</text:span>.</text:p>
      <text:p text:style-name="Text_20_body">The <text:span text:style-name="T1">system</text:span> should also support the <text:span text:style-name="T1">back</text:span> <text:span text:style-name="T1">end</text:span>, that is, the <text:span text:style-name="T1">shipment</text:span> and invoice <text:span text:style-name="T1">processes</text:span>. For the first <text:span text:style-name="T1">phase</text:span>, it will be <text:span text:style-name="T2">sufficient</text:span> if <text:span text:style-name="T1">packers</text:span> can print out order <text:span text:style-name="T1">information</text:span> with a list of <text:span text:style-name="T1">items</text:span> to pack for each <text:span text:style-name="T1">order</text:span>, and invoices can be printed from the <text:span text:style-name="T1">system</text:span> to be mailed out by administrative <text:span text:style-name="T1">staff</text:span>.</text:p>
      <text:p text:style-name="Text_20_body"/>
      <text:p text:style-name="Text_20_body">SYSTEM</text:p>
      <text:p text:style-name="Text_20_body">Order</text:p>
      <text:p text:style-name="P2">Items/products <text:line-break/><text:tab/><text:span text:style-name="T6">information</text:span></text:p>
      <text:p text:style-name="P2"><text:span text:style-name="T6"><text:tab/>being offered (available)</text:span></text:p>
      <text:p text:style-name="P2"><text:span text:style-name="T6"><text:tab/>price</text:span></text:p>
      <text:p text:style-name="P2"><text:span text:style-name="T6"><text:tab/>has been delivered</text:span></text:p>
      <text:p text:style-name="Text_20_body"><text:tab/>Pumpkins </text:p>
      <text:p text:style-name="Text_20_body"><text:tab/><text:tab/><text:span text:style-name="T5">size </text:span></text:p>
      <text:p text:style-name="Text_20_body"><text:span text:style-name="T5"><text:tab/><text:tab/>weight</text:span></text:p>
      <text:p text:style-name="Text_20_body"><text:span text:style-name="T5"><text:tab/><text:tab/>has been carved allready</text:span></text:p>
      <text:p text:style-name="Text_20_body"><text:tab/>Treats</text:p>
      <text:p text:style-name="P2">service</text:p>
      <text:p text:style-name="Text_20_body"><text:tab/>payment</text:p>
      <text:p text:style-name="Text_20_body"><text:span text:style-name="T3"><text:tab/><text:tab/> </text:span><text:span text:style-name="T6">payMethod</text:span></text:p>
      <text:p text:style-name="Text_20_body"><text:tab/>different language</text:p>
      <text:p text:style-name="P2"><text:tab/>processes</text:p>
      <text:p text:style-name="P2"><text:span text:style-name="T4"><text:tab/><text:tab/>invoice processes</text:span></text:p>
      <text:p text:style-name="P2"><text:span text:style-name="T4"><text:tab/><text:tab/><text:tab/>shipment</text:span></text:p>
      <text:p text:style-name="P2">information</text:p>
      <text:p text:style-name="Text_20_body"><text:tab/>reviews</text:p>
      <text:p text:style-name="Text_20_body"><text:tab/>fotos</text:p>
      <text:p text:style-name="Text_20_body"><text:soft-page-break/><text:tab/>description</text:p>
      <text:p text:style-name="Text_20_body"><text:tab/>rating</text:p>
      <text:p text:style-name="Text_20_body"><text:span text:style-name="T3">People </text:span></text:p>
      <text:p text:style-name="Text_20_body"><text:span text:style-name="T3"><text:tab/></text:span>Users (buy; search; pay; rate; post;)</text:p>
      <text:p text:style-name="Text_20_body"><text:tab/>staff (design)</text:p>
      <text:p text:style-name="Text_20_body"><text:tab/><text:tab/>Manager (develop; update; processInvoiceProcess)</text:p>
      <text:p text:style-name="Text_20_body"><text:tab/><text:tab/>administrators (edit; delete; update; print out info; mail)</text:p>
      <text:p text:style-name="Text_20_body"><text:tab/><text:tab/>packers( deliver;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14:28:57.62</meta:creation-date>
    <dc:date>2013-11-08T15:49:22.59</dc:date>
    <meta:editing-duration>PT1H20M14S</meta:editing-duration>
    <meta:editing-cycles>24</meta:editing-cycles>
    <meta:generator>OpenOffice.org/3.4.1$Win32 OpenOffice.org_project/341m1$Build-9593</meta:generator>
    <meta:document-statistic meta:table-count="0" meta:image-count="0" meta:object-count="0" meta:page-count="2" meta:paragraph-count="36" meta:word-count="295" meta:character-count="1889"/>
  </office:meta>
</office:document-meta>
</file>